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19.17mm"/>
    </style:style>
    <style:style style:name="co5" style:family="table-column">
      <style:table-column-properties fo:break-before="auto" style:column-width="2.72mm"/>
    </style:style>
    <style:style style:name="co6" style:family="table-column">
      <style:table-column-properties fo:break-before="auto" style:column-width="3.97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51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justify" loext:vertical-justify="distribute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1" table:default-cell-style-name="ce31"/>
        <table:table-column table:style-name="co4" table:default-cell-style-name="ce31"/>
        <table:table-column table:style-name="co1" table:number-columns-repeated="3" table:default-cell-style-name="ce31"/>
        <table:table-column table:style-name="co4" table:number-columns-repeated="2" table:default-cell-style-name="ce31"/>
        <table:table-column table:style-name="co1" table:number-columns-repeated="2" table:default-cell-style-name="ce31"/>
        <table:table-column table:style-name="co4" table:default-cell-style-name="ce31"/>
        <table:table-column table:style-name="co1" table:default-cell-style-name="ce31"/>
        <table:table-column table:style-name="co4" table:number-columns-repeated="4" table:default-cell-style-name="ce31"/>
        <table:table-column table:style-name="co5" table:default-cell-style-name="ce31"/>
        <table:table-column table:style-name="co6" table:default-cell-style-name="ce31"/>
        <table:table-column table:style-name="co7" table:number-columns-repeated="237" table:default-cell-style-name="ce31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7-1 煤炭供給與消費</text:p>
          </table:table-cell>
          <table:covered-table-cell table:number-columns-repeated="17" table:style-name="ce10"/>
          <table:table-cell table:style-name="ce54" table:number-columns-repeated="1006"/>
        </table:table-row>
        <table:table-row table:style-name="ro2">
          <table:table-cell table:number-columns-repeated="2"/>
          <table:table-cell table:style-name="ce16"/>
          <table:table-cell table:style-name="ce23"/>
          <table:table-cell table:style-name="ce32"/>
          <table:table-cell table:style-name="ce36"/>
          <table:table-cell table:style-name="ce37" table:number-columns-repeated="7"/>
          <table:table-cell table:style-name="ce47" table:number-columns-repeated="4"/>
          <table:table-cell table:style-name="ce48" office:value-type="string" calcext:value-type="string">
            <text:p>單位：公噸</text:p>
          </table:table-cell>
          <table:table-cell table:style-name="ce47" table:number-columns-repeated="1006"/>
        </table:table-row>
        <table:table-row table:style-name="ro2">
          <table:table-cell table:style-name="ce3" office:value-type="string" calcext:value-type="string" table:number-columns-spanned="3" table:number-rows-spanned="3">
            <text:p>年　　　月</text:p>
          </table:table-cell>
          <table:covered-table-cell table:style-name="ce11"/>
          <table:covered-table-cell table:style-name="ce17"/>
          <table:table-cell table:style-name="ce24" office:value-type="string" calcext:value-type="string" table:number-columns-spanned="3" table:number-rows-spanned="1">
            <text:p>總供給</text:p>
          </table:table-cell>
          <table:covered-table-cell table:number-columns-repeated="2" table:style-name="ce24"/>
          <table:table-cell table:style-name="ce38" office:value-type="string" calcext:value-type="string" table:number-columns-spanned="12" table:number-rows-spanned="1">
            <text:p>國　　內　　消　　費 </text:p>
          </table:table-cell>
          <table:covered-table-cell table:number-columns-repeated="10" table:style-name="ce40"/>
          <table:covered-table-cell table:style-name="ce49"/>
          <table:table-cell table:style-name="ce47" table:number-columns-repeated="1006"/>
        </table:table-row>
        <table:table-row table:style-name="ro2">
          <table:covered-table-cell table:style-name="ce4"/>
          <table:covered-table-cell table:style-name="ce12"/>
          <table:covered-table-cell table:style-name="ce18"/>
          <table:table-cell table:style-name="ce3" office:value-type="string" calcext:value-type="string" table:number-columns-spanned="1" table:number-rows-spanned="2">
            <text:p>合計</text:p>
          </table:table-cell>
          <table:table-cell table:style-name="ce3" office:value-type="string" calcext:value-type="string" table:number-columns-spanned="1" table:number-rows-spanned="2">
            <text:p>自產</text:p>
          </table:table-cell>
          <table:table-cell table:style-name="ce3" office:value-type="string" calcext:value-type="string" table:number-columns-spanned="1" table:number-rows-spanned="2">
            <text:p>進口</text:p>
          </table:table-cell>
          <table:table-cell table:style-name="ce39" office:value-type="string" calcext:value-type="string" table:number-columns-spanned="1" table:number-rows-spanned="2">
            <text:p>合計</text:p>
          </table:table-cell>
          <table:table-cell table:style-name="ce41" office:value-type="string" calcext:value-type="string" table:number-columns-spanned="4" table:number-rows-spanned="1">
            <text:p>轉變投入</text:p>
          </table:table-cell>
          <table:covered-table-cell table:number-columns-repeated="2" table:style-name="ce43"/>
          <table:covered-table-cell table:style-name="ce44"/>
          <table:table-cell table:style-name="ce45" office:value-type="string" calcext:value-type="string" table:number-columns-spanned="7" table:number-rows-spanned="1">
            <text:p>國內能源消費</text:p>
          </table:table-cell>
          <table:covered-table-cell table:number-columns-repeated="5" table:style-name="ce46"/>
          <table:covered-table-cell table:style-name="ce50"/>
          <table:table-cell table:style-name="ce47" table:number-columns-repeated="1006"/>
        </table:table-row>
        <table:table-row table:style-name="ro3">
          <table:covered-table-cell table:style-name="ce4"/>
          <table:covered-table-cell table:style-name="ce12"/>
          <table:covered-table-cell table:style-name="ce18"/>
          <table:covered-table-cell table:number-columns-repeated="3" table:style-name="ce25"/>
          <table:covered-table-cell table:style-name="ce4"/>
          <table:table-cell table:style-name="ce42" office:value-type="string" calcext:value-type="string">
            <text:p>小計</text:p>
          </table:table-cell>
          <table:table-cell table:style-name="ce3" office:value-type="string" calcext:value-type="string">
            <text:p>煉焦用</text:p>
          </table:table-cell>
          <table:table-cell table:style-name="ce3" office:value-type="string" calcext:value-type="string">
            <text:p>高爐用</text:p>
          </table:table-cell>
          <table:table-cell table:style-name="ce42" office:value-type="string" calcext:value-type="string">
            <text:p>發電及</text:p>
            <text:p>汽電用</text:p>
          </table:table-cell>
          <table:table-cell table:style-name="ce42" office:value-type="string" calcext:value-type="string">
            <text:p>小計</text:p>
          </table:table-cell>
          <table:table-cell table:style-name="ce42" office:value-type="string" calcext:value-type="string">
            <text:p>能源部</text:p>
            <text:p>門自用</text:p>
          </table:table-cell>
          <table:table-cell table:style-name="ce3" office:value-type="string" calcext:value-type="string">
            <text:p>工業部門</text:p>
          </table:table-cell>
          <table:table-cell table:style-name="ce3" office:value-type="string" calcext:value-type="string">
            <text:p>農業部門</text:p>
          </table:table-cell>
          <table:table-cell table:style-name="ce42" office:value-type="string" calcext:value-type="string">
            <text:p>服務業</text:p>
            <text:p>部門</text:p>
          </table:table-cell>
          <table:table-cell table:style-name="ce3" office:value-type="string" calcext:value-type="string">
            <text:p>住宅部門</text:p>
          </table:table-cell>
          <table:table-cell table:style-name="ce42" office:value-type="string" calcext:value-type="string">
            <text:p>非能源</text:p>
            <text:p>消費</text:p>
          </table:table-cell>
          <table:table-cell table:style-name="ce47" table:number-columns-repeated="1006"/>
        </table:table-row>
        <table:table-row table:style-name="ro4">
          <table:table-cell table:style-name="ce5" office:value-type="string" calcext:value-type="string">
            <text:p>民國 91年</text:p>
          </table:table-cell>
          <table:table-cell table:style-name="ce13"/>
          <table:table-cell table:style-name="ce19"/>
          <table:table-cell table:style-name="ce26" office:value-type="float" office:value="51813586" calcext:value-type="float">
            <text:p><text:s/>51,813,586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1813586" calcext:value-type="float">
            <text:p><text:s/>51,813,586 <text:s/></text:p>
          </table:table-cell>
          <table:table-cell table:style-name="ce33" office:value-type="float" office:value="51248223" calcext:value-type="float">
            <text:p><text:s/>51,248,223 <text:s/></text:p>
          </table:table-cell>
          <table:table-cell table:style-name="ce33" office:value-type="float" office:value="44268625.3385682" calcext:value-type="float">
            <text:p><text:s/>44,268,625 <text:s/></text:p>
          </table:table-cell>
          <table:table-cell table:style-name="ce33" office:value-type="float" office:value="5786463" calcext:value-type="float">
            <text:p><text:s/>5,786,463 <text:s/></text:p>
          </table:table-cell>
          <table:table-cell table:style-name="ce33" office:value-type="float" office:value="1253447.95" calcext:value-type="float">
            <text:p><text:s/>1,253,448 <text:s/></text:p>
          </table:table-cell>
          <table:table-cell table:style-name="ce33" office:value-type="float" office:value="37228714.3885681" calcext:value-type="float">
            <text:p><text:s/>37,228,714 <text:s/></text:p>
          </table:table-cell>
          <table:table-cell table:style-name="ce33" office:value-type="float" office:value="6979597.66143185" calcext:value-type="float">
            <text:p><text:s/>6,979,598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6943205.66143185" calcext:value-type="float">
            <text:p><text:s/>6,943,206 <text:s/></text:p>
          </table:table-cell>
          <table:table-cell table:number-columns-repeated="3" table:style-name="ce33" office:value-type="float" office:value="0" calcext:value-type="float">
            <text:p>- <text:s/></text:p>
          </table:table-cell>
          <table:table-cell table:style-name="ce51" office:value-type="float" office:value="36392" calcext:value-type="float">
            <text:p><text:s/>36,392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2年</text:p>
          </table:table-cell>
          <table:table-cell table:style-name="ce9"/>
          <table:table-cell table:style-name="ce20"/>
          <table:table-cell table:style-name="ce27" office:value-type="float" office:value="54669350" calcext:value-type="float">
            <text:p><text:s/>54,669,35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4669350" calcext:value-type="float">
            <text:p><text:s/>54,669,350 <text:s/></text:p>
          </table:table-cell>
          <table:table-cell table:style-name="ce34" office:value-type="float" office:value="55591652" calcext:value-type="float">
            <text:p><text:s/>55,591,652 <text:s/></text:p>
          </table:table-cell>
          <table:table-cell table:style-name="ce34" office:value-type="float" office:value="48608436.8476596" calcext:value-type="float">
            <text:p><text:s/>48,608,437 <text:s/></text:p>
          </table:table-cell>
          <table:table-cell table:style-name="ce34" office:value-type="float" office:value="5810153" calcext:value-type="float">
            <text:p><text:s/>5,810,153 <text:s/></text:p>
          </table:table-cell>
          <table:table-cell table:style-name="ce34" office:value-type="float" office:value="1267402.64" calcext:value-type="float">
            <text:p><text:s/>1,267,403 <text:s/></text:p>
          </table:table-cell>
          <table:table-cell table:style-name="ce34" office:value-type="float" office:value="41530881.2076596" calcext:value-type="float">
            <text:p><text:s/>41,530,881 <text:s/></text:p>
          </table:table-cell>
          <table:table-cell table:style-name="ce34" office:value-type="float" office:value="6983215.15234038" calcext:value-type="float">
            <text:p><text:s/>6,983,21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594000.15234038" calcext:value-type="float">
            <text:p><text:s/>6,594,000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389215" calcext:value-type="float">
            <text:p><text:s/>389,215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3年</text:p>
          </table:table-cell>
          <table:table-cell table:style-name="ce9"/>
          <table:table-cell table:style-name="ce20"/>
          <table:table-cell table:style-name="ce27" office:value-type="float" office:value="60510984.323" calcext:value-type="float">
            <text:p><text:s/>60,510,98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0510984.323" calcext:value-type="float">
            <text:p><text:s/>60,510,984 <text:s/></text:p>
          </table:table-cell>
          <table:table-cell table:style-name="ce34" office:value-type="float" office:value="57438921.786" calcext:value-type="float">
            <text:p><text:s/>57,438,922 <text:s/></text:p>
          </table:table-cell>
          <table:table-cell table:style-name="ce34" office:value-type="float" office:value="50381568.2159479" calcext:value-type="float">
            <text:p><text:s/>50,381,568 <text:s/></text:p>
          </table:table-cell>
          <table:table-cell table:style-name="ce34" office:value-type="float" office:value="5944060" calcext:value-type="float">
            <text:p><text:s/>5,944,060 <text:s/></text:p>
          </table:table-cell>
          <table:table-cell table:style-name="ce34" office:value-type="float" office:value="1292197" calcext:value-type="float">
            <text:p><text:s/>1,292,197 <text:s/></text:p>
          </table:table-cell>
          <table:table-cell table:style-name="ce34" office:value-type="float" office:value="43145311.2159479" calcext:value-type="float">
            <text:p><text:s/>43,145,311 <text:s/></text:p>
          </table:table-cell>
          <table:table-cell table:style-name="ce34" office:value-type="float" office:value="7057353.5700521" calcext:value-type="float">
            <text:p><text:s/>7,057,35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987161.5700521" calcext:value-type="float">
            <text:p><text:s/>6,987,162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70192" calcext:value-type="float">
            <text:p><text:s/>70,192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4年</text:p>
          </table:table-cell>
          <table:table-cell table:style-name="ce9"/>
          <table:table-cell table:style-name="ce20"/>
          <table:table-cell table:style-name="ce27" office:value-type="float" office:value="60345133.17" calcext:value-type="float">
            <text:p><text:s/>60,345,13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0345133.17" calcext:value-type="float">
            <text:p><text:s/>60,345,133 <text:s/></text:p>
          </table:table-cell>
          <table:table-cell table:style-name="ce34" office:value-type="float" office:value="59745725.997" calcext:value-type="float">
            <text:p><text:s/>59,745,726 <text:s/></text:p>
          </table:table-cell>
          <table:table-cell table:style-name="ce34" office:value-type="float" office:value="52523371.2158763" calcext:value-type="float">
            <text:p><text:s/>52,523,371 <text:s/></text:p>
          </table:table-cell>
          <table:table-cell table:style-name="ce34" office:value-type="float" office:value="5774878" calcext:value-type="float">
            <text:p><text:s/>5,774,878 <text:s/></text:p>
          </table:table-cell>
          <table:table-cell table:style-name="ce34" office:value-type="float" office:value="1156412" calcext:value-type="float">
            <text:p><text:s/>1,156,412 <text:s/></text:p>
          </table:table-cell>
          <table:table-cell table:style-name="ce34" office:value-type="float" office:value="45592081.2158763" calcext:value-type="float">
            <text:p><text:s/>45,592,081 <text:s/></text:p>
          </table:table-cell>
          <table:table-cell table:style-name="ce34" office:value-type="float" office:value="7222354.78112373" calcext:value-type="float">
            <text:p><text:s/>7,222,35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7090365.78112373" calcext:value-type="float">
            <text:p><text:s/>7,090,366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131989" calcext:value-type="float">
            <text:p><text:s/>131,989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5年</text:p>
          </table:table-cell>
          <table:table-cell table:style-name="ce9"/>
          <table:table-cell table:style-name="ce20"/>
          <table:table-cell table:style-name="ce27" office:value-type="float" office:value="62431109.612" calcext:value-type="float">
            <text:p><text:s/>62,431,11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2431109.612" calcext:value-type="float">
            <text:p><text:s/>62,431,110 <text:s/></text:p>
          </table:table-cell>
          <table:table-cell table:style-name="ce34" office:value-type="float" office:value="62158755.967" calcext:value-type="float">
            <text:p><text:s/>62,158,756 <text:s/></text:p>
          </table:table-cell>
          <table:table-cell table:style-name="ce34" office:value-type="float" office:value="54682208.3517133" calcext:value-type="float">
            <text:p><text:s/>54,682,208 <text:s/></text:p>
          </table:table-cell>
          <table:table-cell table:style-name="ce34" office:value-type="float" office:value="5657161" calcext:value-type="float">
            <text:p><text:s/>5,657,161 <text:s/></text:p>
          </table:table-cell>
          <table:table-cell table:style-name="ce34" office:value-type="float" office:value="1409164" calcext:value-type="float">
            <text:p><text:s/>1,409,164 <text:s/></text:p>
          </table:table-cell>
          <table:table-cell table:style-name="ce34" office:value-type="float" office:value="47615883.3517133" calcext:value-type="float">
            <text:p><text:s/>47,615,883 <text:s/></text:p>
          </table:table-cell>
          <table:table-cell table:style-name="ce34" office:value-type="float" office:value="7476547.6152867" calcext:value-type="float">
            <text:p><text:s/>7,476,54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7417575.6152867" calcext:value-type="float">
            <text:p><text:s/>7,417,576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58972" calcext:value-type="float">
            <text:p><text:s/>58,972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6年</text:p>
          </table:table-cell>
          <table:table-cell table:style-name="ce9"/>
          <table:table-cell table:style-name="ce20"/>
          <table:table-cell table:style-name="ce27" office:value-type="float" office:value="65406096.952" calcext:value-type="float">
            <text:p><text:s/>65,406,09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5406096.952" calcext:value-type="float">
            <text:p><text:s/>65,406,097 <text:s/></text:p>
          </table:table-cell>
          <table:table-cell table:style-name="ce34" office:value-type="float" office:value="64841120.143" calcext:value-type="float">
            <text:p><text:s/>64,841,120 <text:s/></text:p>
          </table:table-cell>
          <table:table-cell table:style-name="ce34" office:value-type="float" office:value="57176069.592458" calcext:value-type="float">
            <text:p><text:s/>57,176,070 <text:s/></text:p>
          </table:table-cell>
          <table:table-cell table:style-name="ce34" office:value-type="float" office:value="5638088" calcext:value-type="float">
            <text:p><text:s/>5,638,088 <text:s/></text:p>
          </table:table-cell>
          <table:table-cell table:style-name="ce34" office:value-type="float" office:value="1445085" calcext:value-type="float">
            <text:p><text:s/>1,445,085 <text:s/></text:p>
          </table:table-cell>
          <table:table-cell table:style-name="ce34" office:value-type="float" office:value="50092896.592458" calcext:value-type="float">
            <text:p><text:s/>50,092,897 <text:s/></text:p>
          </table:table-cell>
          <table:table-cell table:style-name="ce34" office:value-type="float" office:value="7665050.55054198" calcext:value-type="float">
            <text:p><text:s/>7,665,05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7377687.55054198" calcext:value-type="float">
            <text:p><text:s/>7,377,688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287363" calcext:value-type="float">
            <text:p><text:s/>287,363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7年</text:p>
          </table:table-cell>
          <table:table-cell table:style-name="ce9"/>
          <table:table-cell table:style-name="ce20"/>
          <table:table-cell table:style-name="ce27" office:value-type="float" office:value="64120178.681" calcext:value-type="float">
            <text:p><text:s/>64,120,17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4120178.681" calcext:value-type="float">
            <text:p><text:s/>64,120,179 <text:s/></text:p>
          </table:table-cell>
          <table:table-cell table:style-name="ce34" office:value-type="float" office:value="62303982.858" calcext:value-type="float">
            <text:p><text:s/>62,303,983 <text:s/></text:p>
          </table:table-cell>
          <table:table-cell table:style-name="ce34" office:value-type="float" office:value="55488423.0199416" calcext:value-type="float">
            <text:p><text:s/>55,488,423 <text:s/></text:p>
          </table:table-cell>
          <table:table-cell table:style-name="ce34" office:value-type="float" office:value="5777121" calcext:value-type="float">
            <text:p><text:s/>5,777,121 <text:s/></text:p>
          </table:table-cell>
          <table:table-cell table:style-name="ce34" office:value-type="float" office:value="1112865" calcext:value-type="float">
            <text:p><text:s/>1,112,865 <text:s/></text:p>
          </table:table-cell>
          <table:table-cell table:style-name="ce34" office:value-type="float" office:value="48598437.0199416" calcext:value-type="float">
            <text:p><text:s/>48,598,437 <text:s/></text:p>
          </table:table-cell>
          <table:table-cell table:style-name="ce34" office:value-type="float" office:value="6815559.83805838" calcext:value-type="float">
            <text:p><text:s/>6,815,56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730745.83805838" calcext:value-type="float">
            <text:p><text:s/>6,730,746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84814" calcext:value-type="float">
            <text:p><text:s/>84,814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8年</text:p>
          </table:table-cell>
          <table:table-cell table:style-name="ce9"/>
          <table:table-cell table:style-name="ce20"/>
          <table:table-cell table:style-name="ce27" office:value-type="float" office:value="59055051.203" calcext:value-type="float">
            <text:p><text:s/>59,055,05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9055051.203" calcext:value-type="float">
            <text:p><text:s/>59,055,051 <text:s/></text:p>
          </table:table-cell>
          <table:table-cell table:style-name="ce34" office:value-type="float" office:value="60053964.615" calcext:value-type="float">
            <text:p><text:s/>60,053,965 <text:s/></text:p>
          </table:table-cell>
          <table:table-cell table:style-name="ce34" office:value-type="float" office:value="53508075.9577477" calcext:value-type="float">
            <text:p><text:s/>53,508,076 <text:s/></text:p>
          </table:table-cell>
          <table:table-cell table:style-name="ce34" office:value-type="float" office:value="5188272" calcext:value-type="float">
            <text:p><text:s/>5,188,272 <text:s/></text:p>
          </table:table-cell>
          <table:table-cell table:style-name="ce34" office:value-type="float" office:value="777368" calcext:value-type="float">
            <text:p><text:s/>777,368 <text:s/></text:p>
          </table:table-cell>
          <table:table-cell table:style-name="ce34" office:value-type="float" office:value="47542435.9577477" calcext:value-type="float">
            <text:p><text:s/>47,542,436 <text:s/></text:p>
          </table:table-cell>
          <table:table-cell table:style-name="ce34" office:value-type="float" office:value="6545888.65725235" calcext:value-type="float">
            <text:p><text:s/>6,545,88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468701.65725235" calcext:value-type="float">
            <text:p><text:s/>6,468,702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77187" calcext:value-type="float">
            <text:p><text:s/>77,187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 99年</text:p>
          </table:table-cell>
          <table:table-cell table:style-name="ce9"/>
          <table:table-cell table:style-name="ce20"/>
          <table:table-cell table:style-name="ce27" office:value-type="float" office:value="63970798.775" calcext:value-type="float">
            <text:p><text:s/>63,970,79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3970798.775" calcext:value-type="float">
            <text:p><text:s/>63,970,799 <text:s/></text:p>
          </table:table-cell>
          <table:table-cell table:style-name="ce34" office:value-type="float" office:value="63237480.037" calcext:value-type="float">
            <text:p><text:s/>63,237,480 <text:s/></text:p>
          </table:table-cell>
          <table:table-cell table:style-name="ce34" office:value-type="float" office:value="56033580.2029421" calcext:value-type="float">
            <text:p><text:s/>56,033,580 <text:s/></text:p>
          </table:table-cell>
          <table:table-cell table:style-name="ce34" office:value-type="float" office:value="6970497" calcext:value-type="float">
            <text:p><text:s/>6,970,497 <text:s/></text:p>
          </table:table-cell>
          <table:table-cell table:style-name="ce34" office:value-type="float" office:value="1249897" calcext:value-type="float">
            <text:p><text:s/>1,249,897 <text:s/></text:p>
          </table:table-cell>
          <table:table-cell table:style-name="ce34" office:value-type="float" office:value="47813186.2029421" calcext:value-type="float">
            <text:p><text:s/>47,813,186 <text:s/></text:p>
          </table:table-cell>
          <table:table-cell table:style-name="ce34" office:value-type="float" office:value="7203899.83405786" calcext:value-type="float">
            <text:p><text:s/>7,203,90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7121262.83405786" calcext:value-type="float">
            <text:p><text:s/>7,121,263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82637" calcext:value-type="float">
            <text:p><text:s/>82,637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0年</text:p>
          </table:table-cell>
          <table:table-cell table:style-name="ce9"/>
          <table:table-cell table:style-name="ce20"/>
          <table:table-cell table:style-name="ce27" office:value-type="float" office:value="67507173.105" calcext:value-type="float">
            <text:p><text:s/>67,507,17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7507173.105" calcext:value-type="float">
            <text:p><text:s/>67,507,173 <text:s/></text:p>
          </table:table-cell>
          <table:table-cell table:style-name="ce34" office:value-type="float" office:value="66817891.314" calcext:value-type="float">
            <text:p><text:s/>66,817,891 <text:s/></text:p>
          </table:table-cell>
          <table:table-cell table:style-name="ce34" office:value-type="float" office:value="58501126.788004" calcext:value-type="float">
            <text:p><text:s/>58,501,127 <text:s/></text:p>
          </table:table-cell>
          <table:table-cell table:style-name="ce34" office:value-type="float" office:value="7550347" calcext:value-type="float">
            <text:p><text:s/>7,550,347 <text:s/></text:p>
          </table:table-cell>
          <table:table-cell table:style-name="ce34" office:value-type="float" office:value="1752329" calcext:value-type="float">
            <text:p><text:s/>1,752,329 <text:s/></text:p>
          </table:table-cell>
          <table:table-cell table:style-name="ce34" office:value-type="float" office:value="49198450.7880041" calcext:value-type="float">
            <text:p><text:s/>49,198,451 <text:s/></text:p>
          </table:table-cell>
          <table:table-cell table:style-name="ce34" office:value-type="float" office:value="8316764.52599595" calcext:value-type="float">
            <text:p><text:s/>8,316,76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8222122.52599595" calcext:value-type="float">
            <text:p><text:s/>8,222,123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94642" calcext:value-type="float">
            <text:p><text:s/>94,642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1年</text:p>
          </table:table-cell>
          <table:table-cell table:style-name="ce9"/>
          <table:table-cell table:style-name="ce20"/>
          <table:table-cell table:style-name="ce27" office:value-type="float" office:value="65734686.752" calcext:value-type="float">
            <text:p><text:s/>65,734,68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5734686.752" calcext:value-type="float">
            <text:p><text:s/>65,734,687 <text:s/></text:p>
          </table:table-cell>
          <table:table-cell table:style-name="ce34" office:value-type="float" office:value="66151147.997" calcext:value-type="float">
            <text:p><text:s/>66,151,148 <text:s/></text:p>
          </table:table-cell>
          <table:table-cell table:style-name="ce34" office:value-type="float" office:value="58139218.7733832" calcext:value-type="float">
            <text:p><text:s/>58,139,219 <text:s/></text:p>
          </table:table-cell>
          <table:table-cell table:style-name="ce34" office:value-type="float" office:value="7402781" calcext:value-type="float">
            <text:p><text:s/>7,402,781 <text:s/></text:p>
          </table:table-cell>
          <table:table-cell table:style-name="ce34" office:value-type="float" office:value="1392267" calcext:value-type="float">
            <text:p><text:s/>1,392,267 <text:s/></text:p>
          </table:table-cell>
          <table:table-cell table:style-name="ce34" office:value-type="float" office:value="49344170.7733832" calcext:value-type="float">
            <text:p><text:s/>49,344,171 <text:s/></text:p>
          </table:table-cell>
          <table:table-cell table:style-name="ce34" office:value-type="float" office:value="8011929.22361679" calcext:value-type="float">
            <text:p><text:s/>8,011,92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7975143.22361679" calcext:value-type="float">
            <text:p><text:s/>7,975,143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36786" calcext:value-type="float">
            <text:p><text:s/>36,786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2年</text:p>
          </table:table-cell>
          <table:table-cell table:style-name="ce9"/>
          <table:table-cell table:style-name="ce20"/>
          <table:table-cell table:style-name="ce27" office:value-type="float" office:value="67264480.456" calcext:value-type="float">
            <text:p><text:s/>67,264,48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7264480.456" calcext:value-type="float">
            <text:p><text:s/>67,264,480 <text:s/></text:p>
          </table:table-cell>
          <table:table-cell table:style-name="ce34" office:value-type="float" office:value="66884200.098" calcext:value-type="float">
            <text:p><text:s/>66,884,200 <text:s/></text:p>
          </table:table-cell>
          <table:table-cell table:style-name="ce34" office:value-type="float" office:value="58634146.2553074" calcext:value-type="float">
            <text:p><text:s/>58,634,146 <text:s/></text:p>
          </table:table-cell>
          <table:table-cell table:style-name="ce34" office:value-type="float" office:value="8604761.514" calcext:value-type="float">
            <text:p><text:s/>8,604,762 <text:s/></text:p>
          </table:table-cell>
          <table:table-cell table:style-name="ce34" office:value-type="float" office:value="1650345" calcext:value-type="float">
            <text:p><text:s/>1,650,345 <text:s/></text:p>
          </table:table-cell>
          <table:table-cell table:style-name="ce34" office:value-type="float" office:value="48379039.7413074" calcext:value-type="float">
            <text:p><text:s/>48,379,040 <text:s/></text:p>
          </table:table-cell>
          <table:table-cell table:style-name="ce34" office:value-type="float" office:value="8250053.84269261" calcext:value-type="float">
            <text:p><text:s/>8,250,05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8205215.84269261" calcext:value-type="float">
            <text:p><text:s/>8,205,216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44838" calcext:value-type="float">
            <text:p><text:s/>44,838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3年</text:p>
          </table:table-cell>
          <table:table-cell table:style-name="ce9"/>
          <table:table-cell table:style-name="ce20"/>
          <table:table-cell table:style-name="ce27" office:value-type="float" office:value="67094992.092" calcext:value-type="float">
            <text:p><text:s/>67,094,99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7094992.092" calcext:value-type="float">
            <text:p><text:s/>67,094,992 <text:s/></text:p>
          </table:table-cell>
          <table:table-cell table:style-name="ce34" office:value-type="float" office:value="66918126.495" calcext:value-type="float">
            <text:p><text:s/>66,918,126 <text:s/></text:p>
          </table:table-cell>
          <table:table-cell table:style-name="ce34" office:value-type="float" office:value="59048565.7688886" calcext:value-type="float">
            <text:p><text:s/>59,048,566 <text:s/></text:p>
          </table:table-cell>
          <table:table-cell table:style-name="ce34" office:value-type="float" office:value="8791471.367" calcext:value-type="float">
            <text:p><text:s/>8,791,471 <text:s/></text:p>
          </table:table-cell>
          <table:table-cell table:style-name="ce34" office:value-type="float" office:value="1875653" calcext:value-type="float">
            <text:p><text:s/>1,875,653 <text:s/></text:p>
          </table:table-cell>
          <table:table-cell table:style-name="ce34" office:value-type="float" office:value="48381441.4018886" calcext:value-type="float">
            <text:p><text:s/>48,381,441 <text:s/></text:p>
          </table:table-cell>
          <table:table-cell table:style-name="ce34" office:value-type="float" office:value="7869560.72611141" calcext:value-type="float">
            <text:p><text:s/>7,869,56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7835559.72611141" calcext:value-type="float">
            <text:p><text:s/>7,835,560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34001" calcext:value-type="float">
            <text:p><text:s/>34,001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4年</text:p>
          </table:table-cell>
          <table:table-cell table:style-name="ce9"/>
          <table:table-cell table:style-name="ce20"/>
          <table:table-cell table:style-name="ce27" office:value-type="float" office:value="65980257.738" calcext:value-type="float">
            <text:p><text:s/>65,980,25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5980257.738" calcext:value-type="float">
            <text:p><text:s/>65,980,258 <text:s/></text:p>
          </table:table-cell>
          <table:table-cell table:style-name="ce34" office:value-type="float" office:value="64542028.384" calcext:value-type="float">
            <text:p><text:s/>64,542,028 <text:s/></text:p>
          </table:table-cell>
          <table:table-cell table:style-name="ce34" office:value-type="float" office:value="56493098.7631534" calcext:value-type="float">
            <text:p><text:s/>56,493,099 <text:s/></text:p>
          </table:table-cell>
          <table:table-cell table:style-name="ce34" office:value-type="float" office:value="8614291.992" calcext:value-type="float">
            <text:p><text:s/>8,614,292 <text:s/></text:p>
          </table:table-cell>
          <table:table-cell table:style-name="ce34" office:value-type="float" office:value="1919967" calcext:value-type="float">
            <text:p><text:s/>1,919,967 <text:s/></text:p>
          </table:table-cell>
          <table:table-cell table:style-name="ce34" office:value-type="float" office:value="45958839.7711534" calcext:value-type="float">
            <text:p><text:s/>45,958,840 <text:s/></text:p>
          </table:table-cell>
          <table:table-cell table:style-name="ce34" office:value-type="float" office:value="8048929.62084659" calcext:value-type="float">
            <text:p><text:s/>8,048,93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7938952.62084659" calcext:value-type="float">
            <text:p><text:s/>7,938,953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109977" calcext:value-type="float">
            <text:p><text:s/>109,977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5年</text:p>
          </table:table-cell>
          <table:table-cell table:style-name="ce9"/>
          <table:table-cell table:style-name="ce20"/>
          <table:table-cell table:style-name="ce27" office:value-type="float" office:value="65633850.861" calcext:value-type="float">
            <text:p><text:s/>65,633,85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5633850.861" calcext:value-type="float">
            <text:p><text:s/>65,633,851 <text:s/></text:p>
          </table:table-cell>
          <table:table-cell table:style-name="ce34" office:value-type="float" office:value="66016747.111" calcext:value-type="float">
            <text:p><text:s/>66,016,747 <text:s/></text:p>
          </table:table-cell>
          <table:table-cell table:style-name="ce34" office:value-type="float" office:value="57870221.6318824" calcext:value-type="float">
            <text:p><text:s/>57,870,222 <text:s/></text:p>
          </table:table-cell>
          <table:table-cell table:style-name="ce34" office:value-type="float" office:value="8826344.932" calcext:value-type="float">
            <text:p><text:s/>8,826,345 <text:s/></text:p>
          </table:table-cell>
          <table:table-cell table:style-name="ce34" office:value-type="float" office:value="2065981" calcext:value-type="float">
            <text:p><text:s/>2,065,981 <text:s/></text:p>
          </table:table-cell>
          <table:table-cell table:style-name="ce34" office:value-type="float" office:value="46977895.6998824" calcext:value-type="float">
            <text:p><text:s/>46,977,896 <text:s/></text:p>
          </table:table-cell>
          <table:table-cell table:style-name="ce34" office:value-type="float" office:value="8146525.47911763" calcext:value-type="float">
            <text:p><text:s/>8,146,52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8102609.47911763" calcext:value-type="float">
            <text:p><text:s/>8,102,609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43916" calcext:value-type="float">
            <text:p><text:s/>43,916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6年</text:p>
          </table:table-cell>
          <table:table-cell table:style-name="ce9"/>
          <table:table-cell table:style-name="ce20"/>
          <table:table-cell table:style-name="ce27" office:value-type="float" office:value="67590844.538" calcext:value-type="float">
            <text:p><text:s/>67,590,84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7590844.538" calcext:value-type="float">
            <text:p><text:s/>67,590,845 <text:s/></text:p>
          </table:table-cell>
          <table:table-cell table:style-name="ce34" office:value-type="float" office:value="67346319.172" calcext:value-type="float">
            <text:p><text:s/>67,346,319 <text:s/></text:p>
          </table:table-cell>
          <table:table-cell table:style-name="ce34" office:value-type="float" office:value="59818509.5589271" calcext:value-type="float">
            <text:p><text:s/>59,818,510 <text:s/></text:p>
          </table:table-cell>
          <table:table-cell table:style-name="ce34" office:value-type="float" office:value="8725972.617" calcext:value-type="float">
            <text:p><text:s/>8,725,973 <text:s/></text:p>
          </table:table-cell>
          <table:table-cell table:style-name="ce34" office:value-type="float" office:value="1814926" calcext:value-type="float">
            <text:p><text:s/>1,814,926 <text:s/></text:p>
          </table:table-cell>
          <table:table-cell table:style-name="ce34" office:value-type="float" office:value="49277610.9419271" calcext:value-type="float">
            <text:p><text:s/>49,277,611 <text:s/></text:p>
          </table:table-cell>
          <table:table-cell table:style-name="ce34" office:value-type="float" office:value="7527809.61307292" calcext:value-type="float">
            <text:p><text:s/>7,527,81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7506942.61307292" calcext:value-type="float">
            <text:p><text:s/>7,506,943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20867" calcext:value-type="float">
            <text:p><text:s/>20,867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7年</text:p>
          </table:table-cell>
          <table:table-cell table:style-name="ce9"/>
          <table:table-cell table:style-name="ce20"/>
          <table:table-cell table:style-name="ce27" office:value-type="float" office:value="66513183.37" calcext:value-type="float">
            <text:p><text:s/>66,513,18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6513183.37" calcext:value-type="float">
            <text:p><text:s/>66,513,183 <text:s/></text:p>
          </table:table-cell>
          <table:table-cell table:style-name="ce34" office:value-type="float" office:value="67009617.525" calcext:value-type="float">
            <text:p><text:s/>67,009,618 <text:s/></text:p>
          </table:table-cell>
          <table:table-cell table:style-name="ce34" office:value-type="float" office:value="61283741.2750479" calcext:value-type="float">
            <text:p><text:s/>61,283,741 <text:s/></text:p>
          </table:table-cell>
          <table:table-cell table:style-name="ce34" office:value-type="float" office:value="8766441.229" calcext:value-type="float">
            <text:p><text:s/>8,766,441 <text:s/></text:p>
          </table:table-cell>
          <table:table-cell table:style-name="ce34" office:value-type="float" office:value="1870440" calcext:value-type="float">
            <text:p><text:s/>1,870,440 <text:s/></text:p>
          </table:table-cell>
          <table:table-cell table:style-name="ce34" office:value-type="float" office:value="50646860.0460479" calcext:value-type="float">
            <text:p><text:s/>50,646,860 <text:s/></text:p>
          </table:table-cell>
          <table:table-cell table:style-name="ce34" office:value-type="float" office:value="5725876.24995212" calcext:value-type="float">
            <text:p><text:s/>5,725,87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660348.24995212" calcext:value-type="float">
            <text:p><text:s/>5,660,348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65528" calcext:value-type="float">
            <text:p><text:s/>65,528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8年</text:p>
          </table:table-cell>
          <table:table-cell table:style-name="ce9"/>
          <table:table-cell table:style-name="ce20"/>
          <table:table-cell table:style-name="ce27" office:value-type="float" office:value="67332262.714" calcext:value-type="float">
            <text:p><text:s/>67,332,26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7332262.714" calcext:value-type="float">
            <text:p><text:s/>67,332,263 <text:s/></text:p>
          </table:table-cell>
          <table:table-cell table:style-name="ce34" office:value-type="float" office:value="64373099.652" calcext:value-type="float">
            <text:p><text:s/>64,373,100 <text:s/></text:p>
          </table:table-cell>
          <table:table-cell table:style-name="ce34" office:value-type="float" office:value="58503042.1434038" calcext:value-type="float">
            <text:p><text:s/>58,503,042 <text:s/></text:p>
          </table:table-cell>
          <table:table-cell table:style-name="ce34" office:value-type="float" office:value="8232928.882" calcext:value-type="float">
            <text:p><text:s/>8,232,929 <text:s/></text:p>
          </table:table-cell>
          <table:table-cell table:style-name="ce34" office:value-type="float" office:value="1829059" calcext:value-type="float">
            <text:p><text:s/>1,829,059 <text:s/></text:p>
          </table:table-cell>
          <table:table-cell table:style-name="ce34" office:value-type="float" office:value="48441054.2614037" calcext:value-type="float">
            <text:p><text:s/>48,441,054 <text:s/></text:p>
          </table:table-cell>
          <table:table-cell table:style-name="ce34" office:value-type="float" office:value="5870057.50859625" calcext:value-type="float">
            <text:p><text:s/>5,870,05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780764.50859625" calcext:value-type="float">
            <text:p><text:s/>5,780,765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89293" calcext:value-type="float">
            <text:p><text:s/>89,293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/>
          <table:table-cell table:style-name="ce20"/>
          <table:table-cell table:style-name="ce27"/>
          <table:table-cell table:style-name="ce34" table:number-columns-repeated="13"/>
          <table:table-cell table:style-name="ce52"/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09年</text:p>
          </table:table-cell>
          <table:table-cell table:style-name="ce9" office:value-type="string" calcext:value-type="string">
            <text:p><text:s/>1月</text:p>
          </table:table-cell>
          <table:table-cell table:style-name="ce20"/>
          <table:table-cell table:style-name="ce27" office:value-type="float" office:value="4771671.246" calcext:value-type="float">
            <text:p><text:s/>4,771,67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771671.246" calcext:value-type="float">
            <text:p><text:s/>4,771,671 <text:s/></text:p>
          </table:table-cell>
          <table:table-cell table:style-name="ce34" office:value-type="float" office:value="4567672.273283" calcext:value-type="float">
            <text:p><text:s/>4,567,672 <text:s/></text:p>
          </table:table-cell>
          <table:table-cell table:style-name="ce34" office:value-type="float" office:value="4080860.8135082" calcext:value-type="float">
            <text:p><text:s/>4,080,861 <text:s/></text:p>
          </table:table-cell>
          <table:table-cell table:style-name="ce34" office:value-type="float" office:value="695332.626283" calcext:value-type="float">
            <text:p><text:s/>695,333 <text:s/></text:p>
          </table:table-cell>
          <table:table-cell table:style-name="ce34" office:value-type="float" office:value="136426.68" calcext:value-type="float">
            <text:p><text:s/>136,427 <text:s/></text:p>
          </table:table-cell>
          <table:table-cell table:style-name="ce34" office:value-type="float" office:value="3249101.5072252" calcext:value-type="float">
            <text:p><text:s/>3,249,102 <text:s/></text:p>
          </table:table-cell>
          <table:table-cell table:style-name="ce34" office:value-type="float" office:value="486811.4597748" calcext:value-type="float">
            <text:p><text:s/>486,81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84270.4597748" calcext:value-type="float">
            <text:p><text:s/>484,270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2541" calcext:value-type="float">
            <text:p><text:s/>2,541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20"/>
          <table:table-cell table:style-name="ce27" office:value-type="float" office:value="4434980.01" calcext:value-type="float">
            <text:p><text:s/>4,434,98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434980.01" calcext:value-type="float">
            <text:p><text:s/>4,434,980 <text:s/></text:p>
          </table:table-cell>
          <table:table-cell table:style-name="ce34" office:value-type="float" office:value="4575894.976284" calcext:value-type="float">
            <text:p><text:s/>4,575,895 <text:s/></text:p>
          </table:table-cell>
          <table:table-cell table:style-name="ce34" office:value-type="float" office:value="4088372.82940913" calcext:value-type="float">
            <text:p><text:s/>4,088,373 <text:s/></text:p>
          </table:table-cell>
          <table:table-cell table:style-name="ce34" office:value-type="float" office:value="699395.493284" calcext:value-type="float">
            <text:p><text:s/>699,395 <text:s/></text:p>
          </table:table-cell>
          <table:table-cell table:style-name="ce34" office:value-type="float" office:value="134233.51" calcext:value-type="float">
            <text:p><text:s/>134,234 <text:s/></text:p>
          </table:table-cell>
          <table:table-cell table:style-name="ce34" office:value-type="float" office:value="3254743.82612513" calcext:value-type="float">
            <text:p><text:s/>3,254,744 <text:s/></text:p>
          </table:table-cell>
          <table:table-cell table:style-name="ce34" office:value-type="float" office:value="487522.14687487" calcext:value-type="float">
            <text:p><text:s/>487,52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86500.14687487" calcext:value-type="float">
            <text:p><text:s/>486,500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1022" calcext:value-type="float">
            <text:p><text:s/>1,022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20"/>
          <table:table-cell table:style-name="ce27" office:value-type="float" office:value="4413949.017" calcext:value-type="float">
            <text:p><text:s/>4,413,94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413949.017" calcext:value-type="float">
            <text:p><text:s/>4,413,949 <text:s/></text:p>
          </table:table-cell>
          <table:table-cell table:style-name="ce34" office:value-type="float" office:value="5042451.01916" calcext:value-type="float">
            <text:p><text:s/>5,042,451 <text:s/></text:p>
          </table:table-cell>
          <table:table-cell table:style-name="ce34" office:value-type="float" office:value="4565328.10639128" calcext:value-type="float">
            <text:p><text:s/>4,565,328 <text:s/></text:p>
          </table:table-cell>
          <table:table-cell table:style-name="ce34" office:value-type="float" office:value="709882.33616" calcext:value-type="float">
            <text:p><text:s/>709,882 <text:s/></text:p>
          </table:table-cell>
          <table:table-cell table:style-name="ce34" office:value-type="float" office:value="151883.8" calcext:value-type="float">
            <text:p><text:s/>151,884 <text:s/></text:p>
          </table:table-cell>
          <table:table-cell table:style-name="ce34" office:value-type="float" office:value="3703561.97023128" calcext:value-type="float">
            <text:p><text:s/>3,703,562 <text:s/></text:p>
          </table:table-cell>
          <table:table-cell table:style-name="ce34" office:value-type="float" office:value="477122.91276872" calcext:value-type="float">
            <text:p><text:s/>477,12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74164.91276872" calcext:value-type="float">
            <text:p><text:s/>474,165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2958" calcext:value-type="float">
            <text:p><text:s/>2,958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20"/>
          <table:table-cell table:style-name="ce27" office:value-type="float" office:value="5234834.208" calcext:value-type="float">
            <text:p><text:s/>5,234,83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234834.208" calcext:value-type="float">
            <text:p><text:s/>5,234,834 <text:s/></text:p>
          </table:table-cell>
          <table:table-cell table:style-name="ce34" office:value-type="float" office:value="4964656.321204" calcext:value-type="float">
            <text:p><text:s/>4,964,656 <text:s/></text:p>
          </table:table-cell>
          <table:table-cell table:style-name="ce34" office:value-type="float" office:value="4498396.23074861" calcext:value-type="float">
            <text:p><text:s/>4,498,396 <text:s/></text:p>
          </table:table-cell>
          <table:table-cell table:style-name="ce34" office:value-type="float" office:value="664974.872204" calcext:value-type="float">
            <text:p><text:s/>664,975 <text:s/></text:p>
          </table:table-cell>
          <table:table-cell table:style-name="ce34" office:value-type="float" office:value="138905.81" calcext:value-type="float">
            <text:p><text:s/>138,906 <text:s/></text:p>
          </table:table-cell>
          <table:table-cell table:style-name="ce34" office:value-type="float" office:value="3694515.54854461" calcext:value-type="float">
            <text:p><text:s/>3,694,516 <text:s/></text:p>
          </table:table-cell>
          <table:table-cell table:style-name="ce34" office:value-type="float" office:value="466260.09045539" calcext:value-type="float">
            <text:p><text:s/>466,26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58102.09045539" calcext:value-type="float">
            <text:p><text:s/>458,102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8158" calcext:value-type="float">
            <text:p><text:s/>8,158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20"/>
          <table:table-cell table:style-name="ce27" office:value-type="float" office:value="6559937.952" calcext:value-type="float">
            <text:p><text:s/>6,559,93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559937.952" calcext:value-type="float">
            <text:p><text:s/>6,559,938 <text:s/></text:p>
          </table:table-cell>
          <table:table-cell table:style-name="ce34" office:value-type="float" office:value="5552942.610659" calcext:value-type="float">
            <text:p><text:s/>5,552,943 <text:s/></text:p>
          </table:table-cell>
          <table:table-cell table:style-name="ce34" office:value-type="float" office:value="5074103.5091304" calcext:value-type="float">
            <text:p><text:s/>5,074,104 <text:s/></text:p>
          </table:table-cell>
          <table:table-cell table:style-name="ce34" office:value-type="float" office:value="639564.141659" calcext:value-type="float">
            <text:p><text:s/>639,564 <text:s/></text:p>
          </table:table-cell>
          <table:table-cell table:style-name="ce34" office:value-type="float" office:value="139291.39" calcext:value-type="float">
            <text:p><text:s/>139,291 <text:s/></text:p>
          </table:table-cell>
          <table:table-cell table:style-name="ce34" office:value-type="float" office:value="4295247.9774714" calcext:value-type="float">
            <text:p><text:s/>4,295,248 <text:s/></text:p>
          </table:table-cell>
          <table:table-cell table:style-name="ce34" office:value-type="float" office:value="478839.1015286" calcext:value-type="float">
            <text:p><text:s/>478,83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75682.1015286" calcext:value-type="float">
            <text:p><text:s/>475,682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3157" calcext:value-type="float">
            <text:p><text:s/>3,157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20"/>
          <table:table-cell table:style-name="ce27" office:value-type="float" office:value="5930811.724" calcext:value-type="float">
            <text:p><text:s/>5,930,81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930811.724" calcext:value-type="float">
            <text:p><text:s/>5,930,812 <text:s/></text:p>
          </table:table-cell>
          <table:table-cell table:style-name="ce34" office:value-type="float" office:value="5914040.144283" calcext:value-type="float">
            <text:p><text:s/>5,914,040 <text:s/></text:p>
          </table:table-cell>
          <table:table-cell table:style-name="ce34" office:value-type="float" office:value="5408556.94779971" calcext:value-type="float">
            <text:p><text:s/>5,408,557 <text:s/></text:p>
          </table:table-cell>
          <table:table-cell table:style-name="ce34" office:value-type="float" office:value="639806.454283" calcext:value-type="float">
            <text:p><text:s/>639,806 <text:s/></text:p>
          </table:table-cell>
          <table:table-cell table:style-name="ce34" office:value-type="float" office:value="135754.54" calcext:value-type="float">
            <text:p><text:s/>135,755 <text:s/></text:p>
          </table:table-cell>
          <table:table-cell table:style-name="ce34" office:value-type="float" office:value="4632995.95351671" calcext:value-type="float">
            <text:p><text:s/>4,632,996 <text:s/></text:p>
          </table:table-cell>
          <table:table-cell table:style-name="ce34" office:value-type="float" office:value="505483.19648329" calcext:value-type="float">
            <text:p><text:s/>505,48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05119.19648329" calcext:value-type="float">
            <text:p><text:s/>505,119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364" calcext:value-type="float">
            <text:p><text:s/>364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20"/>
          <table:table-cell table:style-name="ce27" office:value-type="float" office:value="5435027.802" calcext:value-type="float">
            <text:p><text:s/>5,435,02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435027.802" calcext:value-type="float">
            <text:p><text:s/>5,435,028 <text:s/></text:p>
          </table:table-cell>
          <table:table-cell table:style-name="ce34" office:value-type="float" office:value="6228890.400477" calcext:value-type="float">
            <text:p><text:s/>6,228,890 <text:s/></text:p>
          </table:table-cell>
          <table:table-cell table:style-name="ce34" office:value-type="float" office:value="5750342.20843211" calcext:value-type="float">
            <text:p><text:s/>5,750,342 <text:s/></text:p>
          </table:table-cell>
          <table:table-cell table:style-name="ce34" office:value-type="float" office:value="657896.236477" calcext:value-type="float">
            <text:p><text:s/>657,896 <text:s/></text:p>
          </table:table-cell>
          <table:table-cell table:style-name="ce34" office:value-type="float" office:value="124593.25" calcext:value-type="float">
            <text:p><text:s/>124,593 <text:s/></text:p>
          </table:table-cell>
          <table:table-cell table:style-name="ce34" office:value-type="float" office:value="4967852.72195511" calcext:value-type="float">
            <text:p><text:s/>4,967,853 <text:s/></text:p>
          </table:table-cell>
          <table:table-cell table:style-name="ce34" office:value-type="float" office:value="478548.19204489" calcext:value-type="float">
            <text:p><text:s/>478,54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78548.19204489" calcext:value-type="float">
            <text:p><text:s/>478,548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0" calcext:value-type="float">
            <text:p>-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20"/>
          <table:table-cell table:style-name="ce27" office:value-type="float" office:value="6285283.731" calcext:value-type="float">
            <text:p><text:s/>6,285,28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285283.731" calcext:value-type="float">
            <text:p><text:s/>6,285,284 <text:s/></text:p>
          </table:table-cell>
          <table:table-cell table:style-name="ce34" office:value-type="float" office:value="6171488.974081" calcext:value-type="float">
            <text:p><text:s/>6,171,489 <text:s/></text:p>
          </table:table-cell>
          <table:table-cell table:style-name="ce34" office:value-type="float" office:value="5681917.70777573" calcext:value-type="float">
            <text:p><text:s/>5,681,918 <text:s/></text:p>
          </table:table-cell>
          <table:table-cell table:style-name="ce34" office:value-type="float" office:value="659404.331081" calcext:value-type="float">
            <text:p><text:s/>659,404 <text:s/></text:p>
          </table:table-cell>
          <table:table-cell table:style-name="ce34" office:value-type="float" office:value="119707.75" calcext:value-type="float">
            <text:p><text:s/>119,708 <text:s/></text:p>
          </table:table-cell>
          <table:table-cell table:style-name="ce34" office:value-type="float" office:value="4902805.62669473" calcext:value-type="float">
            <text:p><text:s/>4,902,806 <text:s/></text:p>
          </table:table-cell>
          <table:table-cell table:style-name="ce34" office:value-type="float" office:value="489571.26630527" calcext:value-type="float">
            <text:p><text:s/>489,57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87932.26630527" calcext:value-type="float">
            <text:p><text:s/>487,932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1639" calcext:value-type="float">
            <text:p><text:s/>1,639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20"/>
          <table:table-cell table:style-name="ce27" office:value-type="float" office:value="6224643.574" calcext:value-type="float">
            <text:p><text:s/>6,224,64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224643.574" calcext:value-type="float">
            <text:p><text:s/>6,224,644 <text:s/></text:p>
          </table:table-cell>
          <table:table-cell table:style-name="ce34" office:value-type="float" office:value="5869934.611233" calcext:value-type="float">
            <text:p><text:s/>5,869,935 <text:s/></text:p>
          </table:table-cell>
          <table:table-cell table:style-name="ce34" office:value-type="float" office:value="5403235.40772246" calcext:value-type="float">
            <text:p><text:s/>5,403,235 <text:s/></text:p>
          </table:table-cell>
          <table:table-cell table:style-name="ce34" office:value-type="float" office:value="639336.666233" calcext:value-type="float">
            <text:p><text:s/>639,337 <text:s/></text:p>
          </table:table-cell>
          <table:table-cell table:style-name="ce34" office:value-type="float" office:value="114227.48" calcext:value-type="float">
            <text:p><text:s/>114,227 <text:s/></text:p>
          </table:table-cell>
          <table:table-cell table:style-name="ce34" office:value-type="float" office:value="4649671.26148946" calcext:value-type="float">
            <text:p><text:s/>4,649,671 <text:s/></text:p>
          </table:table-cell>
          <table:table-cell table:style-name="ce34" office:value-type="float" office:value="466699.20351054" calcext:value-type="float">
            <text:p><text:s/>466,69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56266.20351054" calcext:value-type="float">
            <text:p><text:s/>456,266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10433" calcext:value-type="float">
            <text:p><text:s/>10,433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10月</text:p>
          </table:table-cell>
          <table:table-cell table:style-name="ce20"/>
          <table:table-cell table:style-name="ce27" office:value-type="float" office:value="4711839.014" calcext:value-type="float">
            <text:p><text:s/>4,711,83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711839.014" calcext:value-type="float">
            <text:p><text:s/>4,711,839 <text:s/></text:p>
          </table:table-cell>
          <table:table-cell table:style-name="ce34" office:value-type="float" office:value="5056488.55139" calcext:value-type="float">
            <text:p><text:s/>5,056,489 <text:s/></text:p>
          </table:table-cell>
          <table:table-cell table:style-name="ce34" office:value-type="float" office:value="4563146.58735169" calcext:value-type="float">
            <text:p><text:s/>4,563,147 <text:s/></text:p>
          </table:table-cell>
          <table:table-cell table:style-name="ce34" office:value-type="float" office:value="668296.23039" calcext:value-type="float">
            <text:p><text:s/>668,296 <text:s/></text:p>
          </table:table-cell>
          <table:table-cell table:style-name="ce34" office:value-type="float" office:value="126851.55" calcext:value-type="float">
            <text:p><text:s/>126,852 <text:s/></text:p>
          </table:table-cell>
          <table:table-cell table:style-name="ce34" office:value-type="float" office:value="3767998.80696169" calcext:value-type="float">
            <text:p><text:s/>3,767,999 <text:s/></text:p>
          </table:table-cell>
          <table:table-cell table:style-name="ce34" office:value-type="float" office:value="493341.96403831" calcext:value-type="float">
            <text:p><text:s/>493,34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91126.96403831" calcext:value-type="float">
            <text:p><text:s/>491,127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2215" calcext:value-type="float">
            <text:p><text:s/>2,215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11月</text:p>
          </table:table-cell>
          <table:table-cell table:style-name="ce20"/>
          <table:table-cell table:style-name="ce27" office:value-type="float" office:value="5318686.835" calcext:value-type="float">
            <text:p><text:s/>5,318,68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318686.835" calcext:value-type="float">
            <text:p><text:s/>5,318,687 <text:s/></text:p>
          </table:table-cell>
          <table:table-cell table:style-name="ce34" office:value-type="float" office:value="4685547.733651" calcext:value-type="float">
            <text:p><text:s/>4,685,548 <text:s/></text:p>
          </table:table-cell>
          <table:table-cell table:style-name="ce34" office:value-type="float" office:value="4241676.56493324" calcext:value-type="float">
            <text:p><text:s/>4,241,677 <text:s/></text:p>
          </table:table-cell>
          <table:table-cell table:style-name="ce34" office:value-type="float" office:value="650686.527651" calcext:value-type="float">
            <text:p><text:s/>650,687 <text:s/></text:p>
          </table:table-cell>
          <table:table-cell table:style-name="ce34" office:value-type="float" office:value="130539.79" calcext:value-type="float">
            <text:p><text:s/>130,540 <text:s/></text:p>
          </table:table-cell>
          <table:table-cell table:style-name="ce34" office:value-type="float" office:value="3460450.24728224" calcext:value-type="float">
            <text:p><text:s/>3,460,450 <text:s/></text:p>
          </table:table-cell>
          <table:table-cell table:style-name="ce34" office:value-type="float" office:value="443871.16871776" calcext:value-type="float">
            <text:p><text:s/>443,87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34981.16871776" calcext:value-type="float">
            <text:p><text:s/>434,981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8890" calcext:value-type="float">
            <text:p><text:s/>8,890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1 - 11月</text:p>
          </table:table-cell>
          <table:table-cell table:style-name="ce20"/>
          <table:table-cell table:style-name="ce27" office:value-type="float" office:value="59321665.113" calcext:value-type="float">
            <text:p><text:s/>59,321,66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9321665.113" calcext:value-type="float">
            <text:p><text:s/>59,321,665 <text:s/></text:p>
          </table:table-cell>
          <table:table-cell table:style-name="ce34" office:value-type="float" office:value="58630007.615705" calcext:value-type="float">
            <text:p><text:s/>58,630,008 <text:s/></text:p>
          </table:table-cell>
          <table:table-cell table:style-name="ce34" office:value-type="float" office:value="53355936.9132026" calcext:value-type="float">
            <text:p><text:s/>53,355,937 <text:s/></text:p>
          </table:table-cell>
          <table:table-cell table:style-name="ce34" office:value-type="float" office:value="7324575.915705" calcext:value-type="float">
            <text:p><text:s/>7,324,576 <text:s/></text:p>
          </table:table-cell>
          <table:table-cell table:style-name="ce34" office:value-type="float" office:value="1452415.55" calcext:value-type="float">
            <text:p><text:s/>1,452,416 <text:s/></text:p>
          </table:table-cell>
          <table:table-cell table:style-name="ce34" office:value-type="float" office:value="44578945.4474976" calcext:value-type="float">
            <text:p><text:s/>44,578,945 <text:s/></text:p>
          </table:table-cell>
          <table:table-cell table:style-name="ce34" office:value-type="float" office:value="5274070.70250244" calcext:value-type="float">
            <text:p><text:s/>5,274,07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232693.70250244" calcext:value-type="float">
            <text:p><text:s/>5,232,694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41377" calcext:value-type="float">
            <text:p><text:s/>41,377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12月</text:p>
          </table:table-cell>
          <table:table-cell table:style-name="ce20"/>
          <table:table-cell table:style-name="ce27" office:value-type="float" office:value="3941194.184" calcext:value-type="float">
            <text:p><text:s/>3,941,19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3941194.184" calcext:value-type="float">
            <text:p><text:s/>3,941,194 <text:s/></text:p>
          </table:table-cell>
          <table:table-cell table:style-name="ce34" office:value-type="float" office:value="4879245.524998" calcext:value-type="float">
            <text:p><text:s/>4,879,246 <text:s/></text:p>
          </table:table-cell>
          <table:table-cell table:style-name="ce34" office:value-type="float" office:value="4351804.21905697" calcext:value-type="float">
            <text:p><text:s/>4,351,804 <text:s/></text:p>
          </table:table-cell>
          <table:table-cell table:style-name="ce34" office:value-type="float" office:value="667497.350998" calcext:value-type="float">
            <text:p><text:s/>667,497 <text:s/></text:p>
          </table:table-cell>
          <table:table-cell table:style-name="ce34" office:value-type="float" office:value="147110.25" calcext:value-type="float">
            <text:p><text:s/>147,110 <text:s/></text:p>
          </table:table-cell>
          <table:table-cell table:style-name="ce34" office:value-type="float" office:value="3537196.61805897" calcext:value-type="float">
            <text:p><text:s/>3,537,197 <text:s/></text:p>
          </table:table-cell>
          <table:table-cell table:style-name="ce34" office:value-type="float" office:value="527441.30594103" calcext:value-type="float">
            <text:p><text:s/>527,44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27441.30594103" calcext:value-type="float">
            <text:p><text:s/>527,441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0" calcext:value-type="float">
            <text:p>-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1 - 12月</text:p>
          </table:table-cell>
          <table:table-cell table:style-name="ce20"/>
          <table:table-cell table:style-name="ce27" office:value-type="float" office:value="63262859.297" calcext:value-type="float">
            <text:p><text:s/>63,262,85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3262859.297" calcext:value-type="float">
            <text:p><text:s/>63,262,859 <text:s/></text:p>
          </table:table-cell>
          <table:table-cell table:style-name="ce34" office:value-type="float" office:value="63509253.140703" calcext:value-type="float">
            <text:p><text:s/>63,509,253 <text:s/></text:p>
          </table:table-cell>
          <table:table-cell table:style-name="ce34" office:value-type="float" office:value="57707741.1322595" calcext:value-type="float">
            <text:p><text:s/>57,707,741 <text:s/></text:p>
          </table:table-cell>
          <table:table-cell table:style-name="ce34" office:value-type="float" office:value="7992073.266703" calcext:value-type="float">
            <text:p><text:s/>7,992,073 <text:s/></text:p>
          </table:table-cell>
          <table:table-cell table:style-name="ce34" office:value-type="float" office:value="1599525.8" calcext:value-type="float">
            <text:p><text:s/>1,599,526 <text:s/></text:p>
          </table:table-cell>
          <table:table-cell table:style-name="ce34" office:value-type="float" office:value="48116142.0655565" calcext:value-type="float">
            <text:p><text:s/>48,116,142 <text:s/></text:p>
          </table:table-cell>
          <table:table-cell table:style-name="ce34" office:value-type="float" office:value="5801512.00844347" calcext:value-type="float">
            <text:p><text:s/>5,801,51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760135.00844347" calcext:value-type="float">
            <text:p><text:s/>5,760,135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41377" calcext:value-type="float">
            <text:p><text:s/>41,377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/>
          <table:table-cell table:style-name="ce20"/>
          <table:table-cell table:style-name="ce27"/>
          <table:table-cell table:style-name="ce34" table:number-columns-repeated="13"/>
          <table:table-cell table:style-name="ce52"/>
          <table:table-cell table:style-name="ce30"/>
          <table:table-cell table:number-columns-repeated="1005"/>
        </table:table-row>
        <table:table-row table:style-name="ro4">
          <table:table-cell table:style-name="ce6" office:value-type="string" calcext:value-type="string">
            <text:p>民國110年</text:p>
          </table:table-cell>
          <table:table-cell table:style-name="ce9" office:value-type="string" calcext:value-type="string">
            <text:p><text:s/>1月</text:p>
          </table:table-cell>
          <table:table-cell table:style-name="ce20"/>
          <table:table-cell table:style-name="ce27" office:value-type="float" office:value="4745551.87" calcext:value-type="float">
            <text:p><text:s/>4,745,55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745551.87" calcext:value-type="float">
            <text:p><text:s/>4,745,552 <text:s/></text:p>
          </table:table-cell>
          <table:table-cell table:style-name="ce34" office:value-type="float" office:value="4844175.192158" calcext:value-type="float">
            <text:p><text:s/>4,844,175 <text:s/></text:p>
          </table:table-cell>
          <table:table-cell table:style-name="ce34" office:value-type="float" office:value="4311659.47832894" calcext:value-type="float">
            <text:p><text:s/>4,311,659 <text:s/></text:p>
          </table:table-cell>
          <table:table-cell table:style-name="ce34" office:value-type="float" office:value="699495.749158" calcext:value-type="float">
            <text:p><text:s/>699,496 <text:s/></text:p>
          </table:table-cell>
          <table:table-cell table:style-name="ce34" office:value-type="float" office:value="157174.58" calcext:value-type="float">
            <text:p><text:s/>157,175 <text:s/></text:p>
          </table:table-cell>
          <table:table-cell table:style-name="ce34" office:value-type="float" office:value="3454989.14917094" calcext:value-type="float">
            <text:p><text:s/>3,454,989 <text:s/></text:p>
          </table:table-cell>
          <table:table-cell table:style-name="ce34" office:value-type="float" office:value="532515.71382906" calcext:value-type="float">
            <text:p><text:s/>532,51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32515.71382906" calcext:value-type="float">
            <text:p><text:s/>532,516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0" calcext:value-type="float">
            <text:p>-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20"/>
          <table:table-cell table:style-name="ce27" office:value-type="float" office:value="4682391.662" calcext:value-type="float">
            <text:p><text:s/>4,682,39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682391.662" calcext:value-type="float">
            <text:p><text:s/>4,682,392 <text:s/></text:p>
          </table:table-cell>
          <table:table-cell table:style-name="ce34" office:value-type="float" office:value="4417880.151004" calcext:value-type="float">
            <text:p><text:s/>4,417,880 <text:s/></text:p>
          </table:table-cell>
          <table:table-cell table:style-name="ce34" office:value-type="float" office:value="3893606.76112061" calcext:value-type="float">
            <text:p><text:s/>3,893,607 <text:s/></text:p>
          </table:table-cell>
          <table:table-cell table:style-name="ce34" office:value-type="float" office:value="658299.177004" calcext:value-type="float">
            <text:p><text:s/>658,299 <text:s/></text:p>
          </table:table-cell>
          <table:table-cell table:style-name="ce34" office:value-type="float" office:value="142995.81" calcext:value-type="float">
            <text:p><text:s/>142,996 <text:s/></text:p>
          </table:table-cell>
          <table:table-cell table:style-name="ce34" office:value-type="float" office:value="3092311.77411661" calcext:value-type="float">
            <text:p><text:s/>3,092,312 <text:s/></text:p>
          </table:table-cell>
          <table:table-cell table:style-name="ce34" office:value-type="float" office:value="524273.38988339" calcext:value-type="float">
            <text:p><text:s/>524,27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97991.38988339" calcext:value-type="float">
            <text:p><text:s/>497,991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26282" calcext:value-type="float">
            <text:p><text:s/>26,282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20"/>
          <table:table-cell table:style-name="ce27" office:value-type="float" office:value="5095635.057" calcext:value-type="float">
            <text:p><text:s/>5,095,63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095635.057" calcext:value-type="float">
            <text:p><text:s/>5,095,635 <text:s/></text:p>
          </table:table-cell>
          <table:table-cell table:style-name="ce34" office:value-type="float" office:value="4856231.631141" calcext:value-type="float">
            <text:p><text:s/>4,856,232 <text:s/></text:p>
          </table:table-cell>
          <table:table-cell table:style-name="ce34" office:value-type="float" office:value="4402915.82544377" calcext:value-type="float">
            <text:p><text:s/>4,402,916 <text:s/></text:p>
          </table:table-cell>
          <table:table-cell table:style-name="ce34" office:value-type="float" office:value="718484.735141" calcext:value-type="float">
            <text:p><text:s/>718,485 <text:s/></text:p>
          </table:table-cell>
          <table:table-cell table:style-name="ce34" office:value-type="float" office:value="158406.23" calcext:value-type="float">
            <text:p><text:s/>158,406 <text:s/></text:p>
          </table:table-cell>
          <table:table-cell table:style-name="ce34" office:value-type="float" office:value="3526024.86030277" calcext:value-type="float">
            <text:p><text:s/>3,526,025 <text:s/></text:p>
          </table:table-cell>
          <table:table-cell table:style-name="ce34" office:value-type="float" office:value="453315.80569723" calcext:value-type="float">
            <text:p><text:s/>453,31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52382.80569723" calcext:value-type="float">
            <text:p><text:s/>452,383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933" calcext:value-type="float">
            <text:p><text:s/>933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20"/>
          <table:table-cell table:style-name="ce27" office:value-type="float" office:value="5525758.392" calcext:value-type="float">
            <text:p><text:s/>5,525,75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525758.392" calcext:value-type="float">
            <text:p><text:s/>5,525,758 <text:s/></text:p>
          </table:table-cell>
          <table:table-cell table:style-name="ce34" office:value-type="float" office:value="5173814.37649" calcext:value-type="float">
            <text:p><text:s/>5,173,814 <text:s/></text:p>
          </table:table-cell>
          <table:table-cell table:style-name="ce34" office:value-type="float" office:value="4718945.72241853" calcext:value-type="float">
            <text:p><text:s/>4,718,946 <text:s/></text:p>
          </table:table-cell>
          <table:table-cell table:style-name="ce34" office:value-type="float" office:value="705237.83249" calcext:value-type="float">
            <text:p><text:s/>705,238 <text:s/></text:p>
          </table:table-cell>
          <table:table-cell table:style-name="ce34" office:value-type="float" office:value="153752.22" calcext:value-type="float">
            <text:p><text:s/>153,752 <text:s/></text:p>
          </table:table-cell>
          <table:table-cell table:style-name="ce34" office:value-type="float" office:value="3859955.66992853" calcext:value-type="float">
            <text:p><text:s/>3,859,956 <text:s/></text:p>
          </table:table-cell>
          <table:table-cell table:style-name="ce34" office:value-type="float" office:value="454868.65407147" calcext:value-type="float">
            <text:p><text:s/>454,86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50079.55407147" calcext:value-type="float">
            <text:p><text:s/>450,080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4789.1" calcext:value-type="float">
            <text:p><text:s/>4,789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20"/>
          <table:table-cell table:style-name="ce27" office:value-type="float" office:value="6756528.553" calcext:value-type="float">
            <text:p><text:s/>6,756,52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756528.553" calcext:value-type="float">
            <text:p><text:s/>6,756,529 <text:s/></text:p>
          </table:table-cell>
          <table:table-cell table:style-name="ce34" office:value-type="float" office:value="6032819.671197" calcext:value-type="float">
            <text:p><text:s/>6,032,820 <text:s/></text:p>
          </table:table-cell>
          <table:table-cell table:style-name="ce34" office:value-type="float" office:value="5559214.73285685" calcext:value-type="float">
            <text:p><text:s/>5,559,215 <text:s/></text:p>
          </table:table-cell>
          <table:table-cell table:style-name="ce34" office:value-type="float" office:value="713900.944197" calcext:value-type="float">
            <text:p><text:s/>713,901 <text:s/></text:p>
          </table:table-cell>
          <table:table-cell table:style-name="ce34" office:value-type="float" office:value="167556.23" calcext:value-type="float">
            <text:p><text:s/>167,556 <text:s/></text:p>
          </table:table-cell>
          <table:table-cell table:style-name="ce34" office:value-type="float" office:value="4677757.55865985" calcext:value-type="float">
            <text:p><text:s/>4,677,758 <text:s/></text:p>
          </table:table-cell>
          <table:table-cell table:style-name="ce34" office:value-type="float" office:value="473604.93834015" calcext:value-type="float">
            <text:p><text:s/>473,60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65304.93834015" calcext:value-type="float">
            <text:p><text:s/>465,305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8300" calcext:value-type="float">
            <text:p><text:s/>8,300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20"/>
          <table:table-cell table:style-name="ce27" office:value-type="float" office:value="5190652.093" calcext:value-type="float">
            <text:p><text:s/>5,190,65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190652.093" calcext:value-type="float">
            <text:p><text:s/>5,190,652 <text:s/></text:p>
          </table:table-cell>
          <table:table-cell table:style-name="ce34" office:value-type="float" office:value="5947449.144248" calcext:value-type="float">
            <text:p><text:s/>5,947,449 <text:s/></text:p>
          </table:table-cell>
          <table:table-cell table:style-name="ce34" office:value-type="float" office:value="5440828.37522488" calcext:value-type="float">
            <text:p><text:s/>5,440,828 <text:s/></text:p>
          </table:table-cell>
          <table:table-cell table:style-name="ce34" office:value-type="float" office:value="691929.843248" calcext:value-type="float">
            <text:p><text:s/>691,930 <text:s/></text:p>
          </table:table-cell>
          <table:table-cell table:style-name="ce34" office:value-type="float" office:value="158293.16" calcext:value-type="float">
            <text:p><text:s/>158,293 <text:s/></text:p>
          </table:table-cell>
          <table:table-cell table:style-name="ce34" office:value-type="float" office:value="4590605.37197688" calcext:value-type="float">
            <text:p><text:s/>4,590,605 <text:s/></text:p>
          </table:table-cell>
          <table:table-cell table:style-name="ce34" office:value-type="float" office:value="506620.76902312" calcext:value-type="float">
            <text:p><text:s/>506,62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99911.76902312" calcext:value-type="float">
            <text:p><text:s/>499,912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6709" calcext:value-type="float">
            <text:p><text:s/>6,709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20"/>
          <table:table-cell table:style-name="ce27" office:value-type="float" office:value="6466033.08" calcext:value-type="float">
            <text:p><text:s/>6,466,03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466033.08" calcext:value-type="float">
            <text:p><text:s/>6,466,033 <text:s/></text:p>
          </table:table-cell>
          <table:table-cell table:style-name="ce34" office:value-type="float" office:value="6391122.412295" calcext:value-type="float">
            <text:p><text:s/>6,391,122 <text:s/></text:p>
          </table:table-cell>
          <table:table-cell table:style-name="ce34" office:value-type="float" office:value="5875602.49825078" calcext:value-type="float">
            <text:p><text:s/>5,875,602 <text:s/></text:p>
          </table:table-cell>
          <table:table-cell table:style-name="ce34" office:value-type="float" office:value="707926.208295" calcext:value-type="float">
            <text:p><text:s/>707,926 <text:s/></text:p>
          </table:table-cell>
          <table:table-cell table:style-name="ce34" office:value-type="float" office:value="166080.46" calcext:value-type="float">
            <text:p><text:s/>166,080 <text:s/></text:p>
          </table:table-cell>
          <table:table-cell table:style-name="ce34" office:value-type="float" office:value="5001595.82995578" calcext:value-type="float">
            <text:p><text:s/>5,001,596 <text:s/></text:p>
          </table:table-cell>
          <table:table-cell table:style-name="ce34" office:value-type="float" office:value="515519.91404422" calcext:value-type="float">
            <text:p><text:s/>515,52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14216.91404422" calcext:value-type="float">
            <text:p><text:s/>514,217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1303" calcext:value-type="float">
            <text:p><text:s/>1,303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20"/>
          <table:table-cell table:style-name="ce27" office:value-type="float" office:value="6835752.968" calcext:value-type="float">
            <text:p><text:s/>6,835,75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835752.968" calcext:value-type="float">
            <text:p><text:s/>6,835,753 <text:s/></text:p>
          </table:table-cell>
          <table:table-cell table:style-name="ce34" office:value-type="float" office:value="6290585.188354" calcext:value-type="float">
            <text:p><text:s/>6,290,585 <text:s/></text:p>
          </table:table-cell>
          <table:table-cell table:style-name="ce34" office:value-type="float" office:value="5802232.02661888" calcext:value-type="float">
            <text:p><text:s/>5,802,232 <text:s/></text:p>
          </table:table-cell>
          <table:table-cell table:style-name="ce34" office:value-type="float" office:value="712429.331354" calcext:value-type="float">
            <text:p><text:s/>712,429 <text:s/></text:p>
          </table:table-cell>
          <table:table-cell table:style-name="ce34" office:value-type="float" office:value="167735.45" calcext:value-type="float">
            <text:p><text:s/>167,735 <text:s/></text:p>
          </table:table-cell>
          <table:table-cell table:style-name="ce34" office:value-type="float" office:value="4922067.24526488" calcext:value-type="float">
            <text:p><text:s/>4,922,067 <text:s/></text:p>
          </table:table-cell>
          <table:table-cell table:style-name="ce34" office:value-type="float" office:value="488353.16173512" calcext:value-type="float">
            <text:p><text:s/>488,35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86959.16173512" calcext:value-type="float">
            <text:p><text:s/>486,959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1394" calcext:value-type="float">
            <text:p><text:s/>1,394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20"/>
          <table:table-cell table:style-name="ce27" office:value-type="float" office:value="5837865.13" calcext:value-type="float">
            <text:p><text:s/>5,837,86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837865.13" calcext:value-type="float">
            <text:p><text:s/>5,837,865 <text:s/></text:p>
          </table:table-cell>
          <table:table-cell table:style-name="ce34" office:value-type="float" office:value="6135535.433997" calcext:value-type="float">
            <text:p><text:s/>6,135,535 <text:s/></text:p>
          </table:table-cell>
          <table:table-cell table:style-name="ce34" office:value-type="float" office:value="5658406.87393198" calcext:value-type="float">
            <text:p><text:s/>5,658,407 <text:s/></text:p>
          </table:table-cell>
          <table:table-cell table:style-name="ce34" office:value-type="float" office:value="685984.567997" calcext:value-type="float">
            <text:p><text:s/>685,985 <text:s/></text:p>
          </table:table-cell>
          <table:table-cell table:style-name="ce34" office:value-type="float" office:value="168260.1" calcext:value-type="float">
            <text:p><text:s/>168,260 <text:s/></text:p>
          </table:table-cell>
          <table:table-cell table:style-name="ce34" office:value-type="float" office:value="4804162.20593498" calcext:value-type="float">
            <text:p><text:s/>4,804,162 <text:s/></text:p>
          </table:table-cell>
          <table:table-cell table:style-name="ce34" office:value-type="float" office:value="477128.56006502" calcext:value-type="float">
            <text:p><text:s/>477,12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74063.56006502" calcext:value-type="float">
            <text:p><text:s/>474,064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3065" calcext:value-type="float">
            <text:p><text:s/>3,065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10月</text:p>
          </table:table-cell>
          <table:table-cell table:style-name="ce20"/>
          <table:table-cell table:style-name="ce27" office:value-type="float" office:value="5800597.146" calcext:value-type="float">
            <text:p><text:s/>5,800,59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800597.146" calcext:value-type="float">
            <text:p><text:s/>5,800,597 <text:s/></text:p>
          </table:table-cell>
          <table:table-cell table:style-name="ce34" office:value-type="float" office:value="5396757.564047" calcext:value-type="float">
            <text:p><text:s/>5,396,758 <text:s/></text:p>
          </table:table-cell>
          <table:table-cell table:style-name="ce34" office:value-type="float" office:value="4922644.10948348" calcext:value-type="float">
            <text:p><text:s/>4,922,644 <text:s/></text:p>
          </table:table-cell>
          <table:table-cell table:style-name="ce34" office:value-type="float" office:value="696842.413047" calcext:value-type="float">
            <text:p><text:s/>696,842 <text:s/></text:p>
          </table:table-cell>
          <table:table-cell table:style-name="ce34" office:value-type="float" office:value="176490.26" calcext:value-type="float">
            <text:p><text:s/>176,490 <text:s/></text:p>
          </table:table-cell>
          <table:table-cell table:style-name="ce34" office:value-type="float" office:value="4049311.43643648" calcext:value-type="float">
            <text:p><text:s/>4,049,311 <text:s/></text:p>
          </table:table-cell>
          <table:table-cell table:style-name="ce34" office:value-type="float" office:value="474113.45456352" calcext:value-type="float">
            <text:p><text:s/>474,11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73102.45456352" calcext:value-type="float">
            <text:p><text:s/>473,102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1011" calcext:value-type="float">
            <text:p><text:s/>1,011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6"/>
          <table:table-cell table:style-name="ce9" office:value-type="string" calcext:value-type="string">
            <text:p>11月</text:p>
          </table:table-cell>
          <table:table-cell table:style-name="ce20"/>
          <table:table-cell table:style-name="ce27" office:value-type="float" office:value="6504175.591" calcext:value-type="float">
            <text:p><text:s/>6,504,17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504175.591" calcext:value-type="float">
            <text:p><text:s/>6,504,176 <text:s/></text:p>
          </table:table-cell>
          <table:table-cell table:style-name="ce34" office:value-type="float" office:value="4841684.526228" calcext:value-type="float">
            <text:p><text:s/>4,841,685 <text:s/></text:p>
          </table:table-cell>
          <table:table-cell table:style-name="ce34" office:value-type="float" office:value="4390549.97064981" calcext:value-type="float">
            <text:p><text:s/>4,390,550 <text:s/></text:p>
          </table:table-cell>
          <table:table-cell table:style-name="ce34" office:value-type="float" office:value="660030.312228" calcext:value-type="float">
            <text:p><text:s/>660,030 <text:s/></text:p>
          </table:table-cell>
          <table:table-cell table:style-name="ce34" office:value-type="float" office:value="171266.34" calcext:value-type="float">
            <text:p><text:s/>171,266 <text:s/></text:p>
          </table:table-cell>
          <table:table-cell table:style-name="ce34" office:value-type="float" office:value="3559253.31842181" calcext:value-type="float">
            <text:p><text:s/>3,559,253 <text:s/></text:p>
          </table:table-cell>
          <table:table-cell table:style-name="ce34" office:value-type="float" office:value="451134.55557819" calcext:value-type="float">
            <text:p><text:s/>451,13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445044.55557819" calcext:value-type="float">
            <text:p><text:s/>445,045 <text:s/></text:p>
          </table:table-cell>
          <table:table-cell table:number-columns-repeated="3" table:style-name="ce34" office:value-type="float" office:value="0" calcext:value-type="float">
            <text:p>- <text:s/></text:p>
          </table:table-cell>
          <table:table-cell table:style-name="ce52" office:value-type="float" office:value="6090" calcext:value-type="float">
            <text:p><text:s/>6,090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7"/>
          <table:table-cell table:style-name="ce14" office:value-type="string" calcext:value-type="string">
            <text:p>1 - 11月</text:p>
          </table:table-cell>
          <table:table-cell table:style-name="ce21"/>
          <table:table-cell table:style-name="ce28" office:value-type="float" office:value="63440941.542" calcext:value-type="float">
            <text:p><text:s/>63,440,942 <text:s/></text:p>
          </table:table-cell>
          <table:table-cell table:style-name="ce35" office:value-type="float" office:value="0" calcext:value-type="float">
            <text:p>- <text:s/></text:p>
          </table:table-cell>
          <table:table-cell table:style-name="ce35" office:value-type="float" office:value="63440941.542" calcext:value-type="float">
            <text:p><text:s/>63,440,942 <text:s/></text:p>
          </table:table-cell>
          <table:table-cell table:style-name="ce35" office:value-type="float" office:value="60328055.291159" calcext:value-type="float">
            <text:p><text:s/>60,328,055 <text:s/></text:p>
          </table:table-cell>
          <table:table-cell table:style-name="ce35" office:value-type="float" office:value="54976606.3743285" calcext:value-type="float">
            <text:p><text:s/>54,976,606 <text:s/></text:p>
          </table:table-cell>
          <table:table-cell table:style-name="ce35" office:value-type="float" office:value="7650561.114159" calcext:value-type="float">
            <text:p><text:s/>7,650,561 <text:s/></text:p>
          </table:table-cell>
          <table:table-cell table:style-name="ce35" office:value-type="float" office:value="1788010.84" calcext:value-type="float">
            <text:p><text:s/>1,788,011 <text:s/></text:p>
          </table:table-cell>
          <table:table-cell table:style-name="ce35" office:value-type="float" office:value="45538034.4201695" calcext:value-type="float">
            <text:p><text:s/>45,538,034 <text:s/></text:p>
          </table:table-cell>
          <table:table-cell table:style-name="ce35" office:value-type="float" office:value="5351448.91683049" calcext:value-type="float">
            <text:p><text:s/>5,351,449 <text:s/></text:p>
          </table:table-cell>
          <table:table-cell table:style-name="ce35" office:value-type="float" office:value="0" calcext:value-type="float">
            <text:p>- <text:s/></text:p>
          </table:table-cell>
          <table:table-cell table:style-name="ce35" office:value-type="float" office:value="5291572.81683049" calcext:value-type="float">
            <text:p><text:s/>5,291,573 <text:s/></text:p>
          </table:table-cell>
          <table:table-cell table:number-columns-repeated="3" table:style-name="ce35" office:value-type="float" office:value="0" calcext:value-type="float">
            <text:p>- <text:s/></text:p>
          </table:table-cell>
          <table:table-cell table:style-name="ce53" office:value-type="float" office:value="59876.1" calcext:value-type="float">
            <text:p><text:s/>59,876 <text:s/></text:p>
          </table:table-cell>
          <table:table-cell table:style-name="ce30"/>
          <table:table-cell table:number-columns-repeated="1005"/>
        </table:table-row>
        <table:table-row table:style-name="ro4">
          <table:table-cell table:style-name="ce8" office:value-type="string" calcext:value-type="string" table:number-columns-spanned="18" table:number-rows-spanned="1">
            <text:p>註：煤炭=「煙煤-煉焦煤」+「煙煤-燃料煤」+「亞煙煤」+「無煙煤」。</text:p>
          </table:table-cell>
          <table:covered-table-cell table:number-columns-repeated="17" table:style-name="ce15"/>
          <table:table-cell table:style-name="ce30"/>
          <table:table-cell table:number-columns-repeated="1005"/>
        </table:table-row>
        <table:table-row table:style-name="ro5" table:number-rows-repeated="4">
          <table:table-cell table:style-name="ce9" table:number-columns-repeated="2"/>
          <table:table-cell table:style-name="ce20"/>
          <table:table-cell table:style-name="ce29" table:number-columns-repeated="15"/>
          <table:table-cell table:style-name="ce30"/>
          <table:table-cell table:number-columns-repeated="1005"/>
        </table:table-row>
        <table:table-row table:style-name="ro6" table:number-rows-repeated="26">
          <table:table-cell table:style-name="ce9" table:number-columns-repeated="2"/>
          <table:table-cell table:style-name="ce20"/>
          <table:table-cell table:style-name="ce29" table:number-columns-repeated="15"/>
          <table:table-cell table:style-name="ce30"/>
          <table:table-cell table:number-columns-repeated="1005"/>
        </table:table-row>
        <table:table-row table:style-name="ro7" table:number-rows-repeated="728">
          <table:table-cell table:style-name="ce9" table:number-columns-repeated="2"/>
          <table:table-cell table:style-name="ce20"/>
          <table:table-cell table:style-name="ce30" table:number-columns-repeated="16"/>
          <table:table-cell table:number-columns-repeated="1005"/>
        </table:table-row>
        <table:table-row table:style-name="ro7" table:number-rows-repeated="10477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RowStartCell" table:base-cell-address="$Page1.$A$1" table:cell-range-address="$Page1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3">
      <number:text>-  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煤炭供給與消費</dc:title>
    <dc:subject>煤炭供給與消費</dc:subject>
    <meta:keyword>能源統計月報</meta:keyword>
    <dc:description>煤炭供給與消費</dc:description>
    <meta:initial-creator>國際合作與能源統計科</meta:initial-creator>
    <meta:creation-date>2012-04-18T18:05:18</meta:creation-date>
    <dc:creator>方文秀</dc:creator>
    <dc:date>2021-12-29T20:21:51</dc:date>
    <meta:print-date>2015-12-03T11:50:45</meta:print-date>
    <meta:document-statistic meta:table-count="1" meta:cell-count="729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